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31d7" officeooo:paragraph-rsid="000c3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mä on tekstitiedo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4:48:49.938237980</meta:creation-date>
    <dc:date>2016-09-06T15:08:27.660506151</dc:date>
    <meta:editing-duration>PT9M27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5.1.2.2$Linux_X86_64 LibreOffice_project/10m0$Build-2</meta:generator>
  </office:meta>
</office:document-meta>
</file>